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5in"/>
    </style:style>
    <style:style style:name="co11" style:family="table-column">
      <style:table-column-properties fo:break-before="auto" style:column-width="1.4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3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1164556.184" calcext:value-type="float">
            <text:p>1164556.184</text:p>
          </table:table-cell>
          <table:table-cell office:value-type="float" office:value="1226096.474" calcext:value-type="float">
            <text:p>1226096.474</text:p>
          </table:table-cell>
          <table:table-cell office:value-type="float" office:value="1146224.514" calcext:value-type="float">
            <text:p>1146224.514</text:p>
          </table:table-cell>
          <table:table-cell office:value-type="float" office:value="1178959.057" calcext:value-type="float">
            <text:p>1178959.057</text:p>
          </table:table-cell>
          <table:table-cell office:value-type="float" office:value="13386" calcext:value-type="float">
            <text:p>13386</text:p>
          </table:table-cell>
          <table:table-cell office:value-type="float" office:value="97" calcext:value-type="float">
            <text:p>97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1138945.993" calcext:value-type="float">
            <text:p>1138945.993</text:p>
          </table:table-cell>
          <table:table-cell office:value-type="float" office:value="1288421.045" calcext:value-type="float">
            <text:p>1288421.045</text:p>
          </table:table-cell>
          <table:table-cell office:value-type="float" office:value="1292396.254" calcext:value-type="float">
            <text:p>1292396.254</text:p>
          </table:table-cell>
          <table:table-cell office:value-type="float" office:value="1239921.098" calcext:value-type="float">
            <text:p>1239921.098</text:p>
          </table:table-cell>
          <table:table-cell office:value-type="float" office:value="16651" calcext:value-type="float">
            <text:p>16651</text:p>
          </table:table-cell>
          <table:table-cell office:value-type="float" office:value="84" calcext:value-type="float">
            <text:p>84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1153712.152" calcext:value-type="float">
            <text:p>1153712.152</text:p>
          </table:table-cell>
          <table:table-cell office:value-type="float" office:value="1442794.584" calcext:value-type="float">
            <text:p>1442794.584</text:p>
          </table:table-cell>
          <table:table-cell office:value-type="float" office:value="1339999.93" calcext:value-type="float">
            <text:p>1339999.93</text:p>
          </table:table-cell>
          <table:table-cell office:value-type="float" office:value="1312168.889" calcext:value-type="float">
            <text:p>1312168.889</text:p>
          </table:table-cell>
          <table:table-cell office:value-type="float" office:value="13844" calcext:value-type="float">
            <text:p>13844</text:p>
          </table:table-cell>
          <table:table-cell office:value-type="float" office:value="103" calcext:value-type="float">
            <text:p>103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1398118.942" calcext:value-type="float">
            <text:p>1398118.942</text:p>
          </table:table-cell>
          <table:table-cell office:value-type="float" office:value="1371396.109" calcext:value-type="float">
            <text:p>1371396.109</text:p>
          </table:table-cell>
          <table:table-cell office:value-type="float" office:value="1305779.813" calcext:value-type="float">
            <text:p>1305779.813</text:p>
          </table:table-cell>
          <table:table-cell office:value-type="float" office:value="1358431.621" calcext:value-type="float">
            <text:p>1358431.621</text:p>
          </table:table-cell>
          <table:table-cell office:value-type="float" office:value="6746" calcext:value-type="float">
            <text:p>6746</text:p>
          </table:table-cell>
          <table:table-cell office:value-type="float" office:value="101" calcext:value-type="float">
            <text:p>101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1657907.104" calcext:value-type="float">
            <text:p>1657907.104</text:p>
          </table:table-cell>
          <table:table-cell office:value-type="float" office:value="1455213.629" calcext:value-type="float">
            <text:p>1455213.629</text:p>
          </table:table-cell>
          <table:table-cell office:value-type="float" office:value="1449859.061" calcext:value-type="float">
            <text:p>1449859.061</text:p>
          </table:table-cell>
          <table:table-cell office:value-type="float" office:value="1520993.265" calcext:value-type="float">
            <text:p>1520993.265</text:p>
          </table:table-cell>
          <table:table-cell office:value-type="float" office:value="4264" calcext:value-type="float">
            <text:p>4264</text:p>
          </table:table-cell>
          <table:table-cell office:value-type="float" office:value="53" calcext:value-type="float">
            <text:p>53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1707464.337" calcext:value-type="float">
            <text:p>1707464.337</text:p>
          </table:table-cell>
          <table:table-cell office:value-type="float" office:value="1723686.073" calcext:value-type="float">
            <text:p>1723686.073</text:p>
          </table:table-cell>
          <table:table-cell office:value-type="float" office:value="1541464.069" calcext:value-type="float">
            <text:p>1541464.069</text:p>
          </table:table-cell>
          <table:table-cell office:value-type="float" office:value="1657538.16" calcext:value-type="float">
            <text:p>1657538.16</text:p>
          </table:table-cell>
          <table:table-cell office:value-type="float" office:value="3530" calcext:value-type="float">
            <text:p>3530</text:p>
          </table:table-cell>
          <table:table-cell office:value-type="float" office:value="81" calcext:value-type="float">
            <text:p>81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1829455.885" calcext:value-type="float">
            <text:p>1829455.885</text:p>
          </table:table-cell>
          <table:table-cell office:value-type="float" office:value="1580643.951" calcext:value-type="float">
            <text:p>1580643.951</text:p>
          </table:table-cell>
          <table:table-cell office:value-type="float" office:value="1733411.933" calcext:value-type="float">
            <text:p>1733411.933</text:p>
          </table:table-cell>
          <table:table-cell office:value-type="float" office:value="1714503.923" calcext:value-type="float">
            <text:p>1714503.923</text:p>
          </table:table-cell>
          <table:table-cell office:value-type="float" office:value="2562" calcext:value-type="float">
            <text:p>2562</text:p>
          </table:table-cell>
          <table:table-cell office:value-type="float" office:value="130" calcext:value-type="float">
            <text:p>130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1774650.112" calcext:value-type="float">
            <text:p>1774650.112</text:p>
          </table:table-cell>
          <table:table-cell office:value-type="float" office:value="1901546.941" calcext:value-type="float">
            <text:p>1901546.941</text:p>
          </table:table-cell>
          <table:table-cell office:value-type="float" office:value="1771835.678" calcext:value-type="float">
            <text:p>1771835.678</text:p>
          </table:table-cell>
          <table:table-cell office:value-type="float" office:value="1816010.91" calcext:value-type="float">
            <text:p>1816010.91</text:p>
          </table:table-cell>
          <table:table-cell office:value-type="float" office:value="2671" calcext:value-type="float">
            <text:p>2671</text:p>
          </table:table-cell>
          <table:table-cell office:value-type="float" office:value="126" calcext:value-type="float">
            <text:p>126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1877075.49" calcext:value-type="float">
            <text:p>1877075.49</text:p>
          </table:table-cell>
          <table:table-cell office:value-type="float" office:value="1891438.071" calcext:value-type="float">
            <text:p>1891438.071</text:p>
          </table:table-cell>
          <table:table-cell office:value-type="float" office:value="1784109.886" calcext:value-type="float">
            <text:p>1784109.886</text:p>
          </table:table-cell>
          <table:table-cell office:value-type="float" office:value="1850874.482" calcext:value-type="float">
            <text:p>1850874.482</text:p>
          </table:table-cell>
          <table:table-cell office:value-type="float" office:value="1838" calcext:value-type="float">
            <text:p>1838</text:p>
          </table:table-cell>
          <table:table-cell office:value-type="float" office:value="113" calcext:value-type="float">
            <text:p>113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608" calcext:value-type="float">
            <text:p>10608</text:p>
          </table:table-cell>
        </table:table-row>
        <table:table-row table:style-name="ro1">
          <table:table-cell/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</table:table>
      <table:table table:name="quadratic" table:style-name="ta1">
        <table:table-column table:style-name="co9" table:number-columns-repeated="2" table:default-cell-style-name="Default"/>
        <table:table-column table:style-name="co9" table:visibility="collapse" table:number-columns-repeated="5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1254785.704" calcext:value-type="float">
            <text:p>1254785.704</text:p>
          </table:table-cell>
          <table:table-cell office:value-type="float" office:value="1203225.756" calcext:value-type="float">
            <text:p>1203225.756</text:p>
          </table:table-cell>
          <table:table-cell office:value-type="float" office:value="1292396.254" calcext:value-type="float">
            <text:p>1292396.254</text:p>
          </table:table-cell>
          <table:table-cell office:value-type="float" office:value="1250135.905" calcext:value-type="float">
            <text:p>1250135.905</text:p>
          </table:table-cell>
          <table:table-cell office:value-type="float" office:value="16242" calcext:value-type="float">
            <text:p>16242</text:p>
          </table:table-cell>
          <table:table-cell office:value-type="float" office:value="89" calcext:value-type="float">
            <text:p>89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1236631.948" calcext:value-type="float">
            <text:p>1236631.948</text:p>
          </table:table-cell>
          <table:table-cell office:value-type="float" office:value="1270804.947" calcext:value-type="float">
            <text:p>1270804.947</text:p>
          </table:table-cell>
          <table:table-cell office:value-type="float" office:value="1393092.169" calcext:value-type="float">
            <text:p>1393092.169</text:p>
          </table:table-cell>
          <table:table-cell office:value-type="float" office:value="1300176.355" calcext:value-type="float">
            <text:p>1300176.355</text:p>
          </table:table-cell>
          <table:table-cell office:value-type="float" office:value="12135" calcext:value-type="float">
            <text:p>12135</text:p>
          </table:table-cell>
          <table:table-cell office:value-type="float" office:value="81" calcext:value-type="float">
            <text:p>81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1419075.325" calcext:value-type="float">
            <text:p>1419075.325</text:p>
          </table:table-cell>
          <table:table-cell office:value-type="float" office:value="1233966.898" calcext:value-type="float">
            <text:p>1233966.898</text:p>
          </table:table-cell>
          <table:table-cell office:value-type="float" office:value="1249524.283" calcext:value-type="float">
            <text:p>1249524.283</text:p>
          </table:table-cell>
          <table:table-cell office:value-type="float" office:value="1300855.502" calcext:value-type="float">
            <text:p>1300855.502</text:p>
          </table:table-cell>
          <table:table-cell office:value-type="float" office:value="9987" calcext:value-type="float">
            <text:p>9987</text:p>
          </table:table-cell>
          <table:table-cell office:value-type="float" office:value="85" calcext:value-type="float">
            <text:p>85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1217227.096" calcext:value-type="float">
            <text:p>1217227.096</text:p>
          </table:table-cell>
          <table:table-cell office:value-type="float" office:value="1424563.191" calcext:value-type="float">
            <text:p>1424563.191</text:p>
          </table:table-cell>
          <table:table-cell office:value-type="float" office:value="1308453.107" calcext:value-type="float">
            <text:p>1308453.107</text:p>
          </table:table-cell>
          <table:table-cell office:value-type="float" office:value="1316747.798" calcext:value-type="float">
            <text:p>1316747.798</text:p>
          </table:table-cell>
          <table:table-cell office:value-type="float" office:value="7323" calcext:value-type="float">
            <text:p>7323</text:p>
          </table:table-cell>
          <table:table-cell office:value-type="float" office:value="95" calcext:value-type="float">
            <text:p>95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1577672.864" calcext:value-type="float">
            <text:p>1577672.864</text:p>
          </table:table-cell>
          <table:table-cell office:value-type="float" office:value="1642339.037" calcext:value-type="float">
            <text:p>1642339.037</text:p>
          </table:table-cell>
          <table:table-cell office:value-type="float" office:value="1421547.761" calcext:value-type="float">
            <text:p>1421547.761</text:p>
          </table:table-cell>
          <table:table-cell office:value-type="float" office:value="1547186.554" calcext:value-type="float">
            <text:p>1547186.554</text:p>
          </table:table-cell>
          <table:table-cell office:value-type="float" office:value="3780" calcext:value-type="float">
            <text:p>3780</text:p>
          </table:table-cell>
          <table:table-cell office:value-type="float" office:value="77" calcext:value-type="float">
            <text:p>77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1657907.104" calcext:value-type="float">
            <text:p>1657907.104</text:p>
          </table:table-cell>
          <table:table-cell office:value-type="float" office:value="1448250.842" calcext:value-type="float">
            <text:p>1448250.842</text:p>
          </table:table-cell>
          <table:table-cell office:value-type="float" office:value="1577333.161" calcext:value-type="float">
            <text:p>1577333.161</text:p>
          </table:table-cell>
          <table:table-cell office:value-type="float" office:value="1561163.702" calcext:value-type="float">
            <text:p>1561163.702</text:p>
          </table:table-cell>
          <table:table-cell office:value-type="float" office:value="4380" calcext:value-type="float">
            <text:p>4380</text:p>
          </table:table-cell>
          <table:table-cell office:value-type="float" office:value="54" calcext:value-type="float">
            <text:p>54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1866063.563" calcext:value-type="float">
            <text:p>1866063.563</text:p>
          </table:table-cell>
          <table:table-cell office:value-type="float" office:value="1753430.663" calcext:value-type="float">
            <text:p>1753430.663</text:p>
          </table:table-cell>
          <table:table-cell office:value-type="float" office:value="1786203.823" calcext:value-type="float">
            <text:p>1786203.823</text:p>
          </table:table-cell>
          <table:table-cell office:value-type="float" office:value="1801899.35" calcext:value-type="float">
            <text:p>1801899.35</text:p>
          </table:table-cell>
          <table:table-cell office:value-type="float" office:value="3958" calcext:value-type="float">
            <text:p>3958</text:p>
          </table:table-cell>
          <table:table-cell office:value-type="float" office:value="123" calcext:value-type="float">
            <text:p>123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1840299.586" calcext:value-type="float">
            <text:p>1840299.586</text:p>
          </table:table-cell>
          <table:table-cell office:value-type="float" office:value="1850332.734" calcext:value-type="float">
            <text:p>1850332.734</text:p>
          </table:table-cell>
          <table:table-cell office:value-type="float" office:value="1738408.011" calcext:value-type="float">
            <text:p>1738408.011</text:p>
          </table:table-cell>
          <table:table-cell office:value-type="float" office:value="1809680.11" calcext:value-type="float">
            <text:p>1809680.11</text:p>
          </table:table-cell>
          <table:table-cell office:value-type="float" office:value="2003" calcext:value-type="float">
            <text:p>2003</text:p>
          </table:table-cell>
          <table:table-cell office:value-type="float" office:value="118" calcext:value-type="float">
            <text:p>118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1663368.138" calcext:value-type="float">
            <text:p>1663368.138</text:p>
          </table:table-cell>
          <table:table-cell office:value-type="float" office:value="1974663.058" calcext:value-type="float">
            <text:p>1974663.058</text:p>
          </table:table-cell>
          <table:table-cell office:value-type="float" office:value="1759698.708" calcext:value-type="float">
            <text:p>1759698.708</text:p>
          </table:table-cell>
          <table:table-cell office:value-type="float" office:value="1799243.301" calcext:value-type="float">
            <text:p>1799243.301</text:p>
          </table:table-cell>
          <table:table-cell office:value-type="float" office:value="3569" calcext:value-type="float">
            <text:p>3569</text:p>
          </table:table-cell>
          <table:table-cell office:value-type="float" office:value="121" calcext:value-type="float">
            <text:p>121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608" calcext:value-type="float">
            <text:p>10608</text:p>
          </table:table-cell>
        </table:table-row>
      </table:table>
      <table:table table:name="boundary" table:style-name="ta1">
        <table:table-column table:style-name="co9" table:number-columns-repeated="2" table:default-cell-style-name="Default"/>
        <table:table-column table:style-name="co9" table:visibility="collapse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1037253.352" calcext:value-type="float">
            <text:p>1037253.352</text:p>
          </table:table-cell>
          <table:table-cell office:value-type="float" office:value="1144150.861" calcext:value-type="float">
            <text:p>1144150.861</text:p>
          </table:table-cell>
          <table:table-cell office:value-type="float" office:value="1345684.731" calcext:value-type="float">
            <text:p>1345684.731</text:p>
          </table:table-cell>
          <table:table-cell office:value-type="float" office:value="1175696.314" calcext:value-type="float">
            <text:p>1175696.314</text:p>
          </table:table-cell>
          <table:table-cell office:value-type="float" office:value="11428" calcext:value-type="float">
            <text:p>11428</text:p>
          </table:table-cell>
          <table:table-cell office:value-type="float" office:value="80" calcext:value-type="float">
            <text:p>80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1091184.427" calcext:value-type="float">
            <text:p>1091184.427</text:p>
          </table:table-cell>
          <table:table-cell office:value-type="float" office:value="1228735.759" calcext:value-type="float">
            <text:p>1228735.759</text:p>
          </table:table-cell>
          <table:table-cell office:value-type="float" office:value="1283030.744" calcext:value-type="float">
            <text:p>1283030.744</text:p>
          </table:table-cell>
          <table:table-cell office:value-type="float" office:value="1200983.643" calcext:value-type="float">
            <text:p>1200983.643</text:p>
          </table:table-cell>
          <table:table-cell office:value-type="float" office:value="11312" calcext:value-type="float">
            <text:p>11312</text:p>
          </table:table-cell>
          <table:table-cell office:value-type="float" office:value="95" calcext:value-type="float">
            <text:p>95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1307274.135" calcext:value-type="float">
            <text:p>1307274.135</text:p>
          </table:table-cell>
          <table:table-cell office:value-type="float" office:value="1227305.082" calcext:value-type="float">
            <text:p>1227305.082</text:p>
          </table:table-cell>
          <table:table-cell office:value-type="float" office:value="1284488.112" calcext:value-type="float">
            <text:p>1284488.112</text:p>
          </table:table-cell>
          <table:table-cell office:value-type="float" office:value="1273022.443" calcext:value-type="float">
            <text:p>1273022.443</text:p>
          </table:table-cell>
          <table:table-cell office:value-type="float" office:value="13027" calcext:value-type="float">
            <text:p>13027</text:p>
          </table:table-cell>
          <table:table-cell office:value-type="float" office:value="83" calcext:value-type="float">
            <text:p>83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1445745.044" calcext:value-type="float">
            <text:p>1445745.044</text:p>
          </table:table-cell>
          <table:table-cell office:value-type="float" office:value="1314646.122" calcext:value-type="float">
            <text:p>1314646.122</text:p>
          </table:table-cell>
          <table:table-cell office:value-type="float" office:value="1449859.061" calcext:value-type="float">
            <text:p>1449859.061</text:p>
          </table:table-cell>
          <table:table-cell office:value-type="float" office:value="1403416.742" calcext:value-type="float">
            <text:p>1403416.742</text:p>
          </table:table-cell>
          <table:table-cell office:value-type="float" office:value="3908" calcext:value-type="float">
            <text:p>3908</text:p>
          </table:table-cell>
          <table:table-cell office:value-type="float" office:value="43" calcext:value-type="float">
            <text:p>43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1522434.39" calcext:value-type="float">
            <text:p>1522434.39</text:p>
          </table:table-cell>
          <table:table-cell office:value-type="float" office:value="1357715.101" calcext:value-type="float">
            <text:p>1357715.101</text:p>
          </table:table-cell>
          <table:table-cell office:value-type="float" office:value="1416016.864" calcext:value-type="float">
            <text:p>1416016.864</text:p>
          </table:table-cell>
          <table:table-cell office:value-type="float" office:value="1432055.451" calcext:value-type="float">
            <text:p>1432055.451</text:p>
          </table:table-cell>
          <table:table-cell office:value-type="float" office:value="7152" calcext:value-type="float">
            <text:p>7152</text:p>
          </table:table-cell>
          <table:table-cell office:value-type="float" office:value="89" calcext:value-type="float">
            <text:p>89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1532561.522" calcext:value-type="float">
            <text:p>1532561.522</text:p>
          </table:table-cell>
          <table:table-cell office:value-type="float" office:value="1522669.64" calcext:value-type="float">
            <text:p>1522669.64</text:p>
          </table:table-cell>
          <table:table-cell office:value-type="float" office:value="1648144.201" calcext:value-type="float">
            <text:p>1648144.201</text:p>
          </table:table-cell>
          <table:table-cell office:value-type="float" office:value="1567791.788" calcext:value-type="float">
            <text:p>1567791.788</text:p>
          </table:table-cell>
          <table:table-cell office:value-type="float" office:value="3183" calcext:value-type="float">
            <text:p>3183</text:p>
          </table:table-cell>
          <table:table-cell office:value-type="float" office:value="63" calcext:value-type="float">
            <text:p>63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1897353.308" calcext:value-type="float">
            <text:p>1897353.308</text:p>
          </table:table-cell>
          <table:table-cell office:value-type="float" office:value="1627888.635" calcext:value-type="float">
            <text:p>1627888.635</text:p>
          </table:table-cell>
          <table:table-cell office:value-type="float" office:value="1737567.123" calcext:value-type="float">
            <text:p>1737567.123</text:p>
          </table:table-cell>
          <table:table-cell office:value-type="float" office:value="1754269.689" calcext:value-type="float">
            <text:p>1754269.689</text:p>
          </table:table-cell>
          <table:table-cell office:value-type="float" office:value="3804" calcext:value-type="float">
            <text:p>3804</text:p>
          </table:table-cell>
          <table:table-cell office:value-type="float" office:value="132" calcext:value-type="float">
            <text:p>132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1884708.81" calcext:value-type="float">
            <text:p>1884708.81</text:p>
          </table:table-cell>
          <table:table-cell office:value-type="float" office:value="1772090.061" calcext:value-type="float">
            <text:p>1772090.061</text:p>
          </table:table-cell>
          <table:table-cell office:value-type="float" office:value="1743825.702" calcext:value-type="float">
            <text:p>1743825.702</text:p>
          </table:table-cell>
          <table:table-cell office:value-type="float" office:value="1800208.191" calcext:value-type="float">
            <text:p>1800208.191</text:p>
          </table:table-cell>
          <table:table-cell office:value-type="float" office:value="3835" calcext:value-type="float">
            <text:p>3835</text:p>
          </table:table-cell>
          <table:table-cell office:value-type="float" office:value="121" calcext:value-type="float">
            <text:p>121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1815894.338" calcext:value-type="float">
            <text:p>1815894.338</text:p>
          </table:table-cell>
          <table:table-cell office:value-type="float" office:value="1917588.518" calcext:value-type="float">
            <text:p>1917588.518</text:p>
          </table:table-cell>
          <table:table-cell office:value-type="float" office:value="1844855.496" calcext:value-type="float">
            <text:p>1844855.496</text:p>
          </table:table-cell>
          <table:table-cell office:value-type="float" office:value="1859446.117" calcext:value-type="float">
            <text:p>1859446.117</text:p>
          </table:table-cell>
          <table:table-cell office:value-type="float" office:value="1995" calcext:value-type="float">
            <text:p>1995</text:p>
          </table:table-cell>
          <table:table-cell office:value-type="float" office:value="108" calcext:value-type="float">
            <text:p>108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608" calcext:value-type="float">
            <text:p>10608</text:p>
          </table:table-cell>
        </table:table-row>
      </table:table>
      <table:named-expressions/>
      <table:database-ranges>
        <table:database-range table:name="__Anonymous_Sheet_DB__0" table:target-range-address="standard.A1:standard.J11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quadratic.A1:quadratic.I11">
          <table:sort>
            <table:sort-by table:field-number="8" table:data-type="automatic"/>
          </table:sort>
        </table:database-range>
        <table:database-range table:name="__Anonymous_Sheet_DB__2" table:target-range-address="boundary.A1:boundary.I1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1T23:39:37.982778821</dc:date>
    <meta:editing-duration>PT1H25M55S</meta:editing-duration>
    <meta:editing-cycles>3</meta:editing-cycles>
    <meta:generator>LibreOffice/7.3.7.2$Linux_X86_64 LibreOffice_project/30$Build-2</meta:generator>
    <meta:document-statistic meta:table-count="3" meta:cell-count="292" meta:object-count="0"/>
  </office:meta>
</office:document-meta>
</file>